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4ea6b" draw:textarea-horizontal-align="justify" draw:textarea-vertical-align="middle" draw:auto-grow-height="false" fo:min-height="10.25cm" fo:min-width="18.5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2.402cm" fo:min-width="2.152cm"/>
      <style:paragraph-properties style:writing-mode="lr-tb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.25cm" fo:min-width="4.75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3cm" fo:min-width="8.75cm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0.5cm" fo:min-width="1.25cm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0.5cm" fo:min-width="1.5cm"/>
    </style:style>
    <style:style style:name="P1" style:family="paragraph">
      <style:paragraph-properties fo:text-align="center"/>
    </style:style>
    <style:style style:name="P2" style:family="paragraph">
      <loext:graphic-properties draw:fill-color="#d4ea6b"/>
      <style:paragraph-properties fo:text-align="center"/>
    </style:style>
    <style:style style:name="P3" style:family="paragraph">
      <loext:graphic-properties draw:fill-color="#dee6e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cm" svg:height="10.5cm" svg:x="1cm" svg:y="6.25cm">
          <text:p text:style-name="P1">IMG <text:s text:c="62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5cm" svg:height="3.75cm" svg:x="2.75cm" svg:y="12.25cm">
          <text:p text:style-name="P1">LO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25cm" svg:height="3.5cm" svg:x="2.25cm" svg:y="7.5cm">
          <text:p text:style-name="P1">NUESTROS DATO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.25cm" svg:height="3.25cm" svg:x="9.75cm" svg:y="11.5cm">
          <text:p text:style-name="P1">MENSAJ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75cm" svg:height="0.75cm" svg:x="10cm" svg:y="15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0.75cm" svg:x="12.5cm" svg:y="1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.25cm" svg:height="3.25cm" svg:x="9.75cm" svg:y="7.5cm">
          <text:p text:style-name="P1">DTO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7-23T18:17:04.236529570</meta:creation-date>
    <dc:date>2022-07-23T18:24:19.734129962</dc:date>
    <meta:editing-duration>PT7M14S</meta:editing-duration>
    <meta:editing-cycles>3</meta:editing-cycles>
    <meta:generator>LibreOffice/7.3.1.3$MacOSX_X86_64 LibreOffice_project/a69ca51ded25f3eefd52d7bf9a5fad8c90b87951</meta:generator>
    <meta:document-statistic meta:object-count="7"/>
  </office:meta>
</office:document-meta>
</file>